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30">
      <style:text-properties fo:color="#FF0000"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1" style:font-name-asian="Arial1" style:font-name-complex="Arial1"/>
    </style:style>
    <style:style style:name="ce6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66CC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FF0000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12">
      <style:text-properties fo:color="#FF0000"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02305555555556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3.0893055555556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12888888888889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6388888888889cm"/>
    </style:style>
    <style:style style:name="co9" style:family="table-column">
      <style:table-column-properties fo:break-before="auto" style:column-width="1.28763888888889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3.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commande_par_mai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11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Fournisseur</text:p>
          </table:table-cell>
          <table:table-cell table:number-columns-repeated="3" table:style-name="ce3"/>
          <table:table-cell office:value-type="string" table:style-name="ce3">
            <text:p>Farnell</text:p>
          </table:table-cell>
          <table:table-cell office:value-type="string" table:style-name="ce3">
            <text:p>Envoyez un seul fichier par mail!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Pos</text:p>
          </table:table-cell>
          <table:table-cell office:value-type="string" table:style-name="ce3">
            <text:p>I</text:p>
          </table:table-cell>
          <table:table-cell office:value-type="string" table:style-name="ce3">
            <text:p>P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Désignation</text:p>
          </table:table-cell>
          <table:table-cell office:value-type="string" table:style-name="ce3">
            <text:p>Qté commandée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Date Livraison</text:p>
          </table:table-cell>
          <table:table-cell office:value-type="string" table:style-name="ce3">
            <text:p>Prix unitaire</text:p>
          </table:table-cell>
          <table:table-cell office:value-type="string" table:style-name="ce3">
            <text:p>Devise</text:p>
          </table:table-cell>
          <table:table-cell office:value-type="string" table:style-name="ce3">
            <text:p>Q</text:p>
          </table:table-cell>
          <table:table-cell office:value-type="string" table:style-name="ce3">
            <text:p>Grpe</text:p>
          </table:table-cell>
          <table:table-cell office:value-type="string" table:style-name="ce3">
            <text:p>Div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SD - DM3AT-SF-PEJM5 : 2427719</text:p>
          </table:table-cell>
          <table:table-cell office:value-type="float" office:value="38" table:style-name="ce2">
            <text:p>38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currency" office:value="2.472" table:style-name="ce12">
            <text:p>2,47 €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style-name="ce5"/>
          <table:table-cell table:style-name="ce3"/>
          <table:table-cell table:number-columns-repeated="16368" table:style-name="ce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ODE d'EMPLOI et CODE erreurs Version 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: indiquez le fournisseur ligne 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2:remplissez pour chaque ligne commandée les 4 champs en rouge selon les règles suivantes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Ar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1</text:p>
          </table:table-cell>
          <table:table-cell office:value-type="string" table:style-name="ce8">
            <text:p>Ne mettez rien ici tout comme dans P: remplissez les zones rouges (et pas ailleurs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ésignati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2</text:p>
          </table:table-cell>
          <table:table-cell office:value-type="string" table:style-name="ce8">
            <text:p>Ne dépassez pas les 40 caractères: il seront automatiquement effacés lors de la recopi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3</text:p>
          </table:table-cell>
          <table:table-cell office:value-type="string" table:style-name="ce8">
            <text:p>Mettre une courte descritption suiivi du code commande du fourniss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4</text:p>
          </table:table-cell>
          <table:table-cell office:value-type="string" table:style-name="ce8">
            <text:p>Pour RS et Farnell : mettre le code commande RS ou Farnell (7 à 9 chiffres) (et pas la référence constructeur) après la courte description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5</text:p>
          </table:table-cell>
          <table:table-cell office:value-type="string" table:style-name="ce8">
            <text:p>Exemple: Condensateur 1uF 0805 125-4857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Qté commandé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6</text:p>
          </table:table-cell>
          <table:table-cell office:value-type="string" table:style-name="ce8">
            <text:p>C'est le nombre d'unités correspondant au prix unitair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7</text:p>
          </table:table-cell>
          <table:table-cell office:value-type="string" table:style-name="ce8">
            <text:p>Attention il y a des piège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8</text:p>
          </table:table-cell>
          <table:table-cell office:value-type="string" table:style-name="ce8">
            <text:p><text:s/>avec RS par exemple on vous demande parfois de commander par lot de 5 par exempl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9</text:p>
          </table:table-cell>
          <table:table-cell office:value-type="string" table:style-name="ce8">
            <text:p>si vous commandez 1 lot : le nombre d'unité est alors 5 pour 1 lot et non 1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ate</text:p>
          </table:table-cell>
          <table:table-cell table:number-columns-repeated="2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0</text:p>
          </table:table-cell>
          <table:table-cell office:value-type="string" table:style-name="ce9">
            <text:p>Pour la date: mettre la de date dans une semain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1</text:p>
          </table:table-cell>
          <table:table-cell office:value-type="string" table:style-name="ce9">
            <text:p>La mettre au format JJ.MM.AAAA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3</text:p>
          </table:table-cell>
          <table:table-cell office:value-type="string" table:style-name="ce9">
            <text:p>Bien utiliser les points comme séparat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7">
            <text:p>prix unitaire</text:p>
          </table:table-cell>
          <table:table-cell table:number-columns-repeated="2" table:style-name="ce3"/>
          <table:table-cell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4</text:p>
          </table:table-cell>
          <table:table-cell office:value-type="string" table:style-name="ce9">
            <text:p>Le prix est le prix HT (sans la TVA 20%) en euros d'une<text:span text:style-name="T1"><text:s/></text:span><text:span text:style-name="T2">unité</text:span>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2.15</text:p>
          </table:table-cell>
          <table:table-cell office:value-type="string" table:style-name="ce9">
            <text:p>arrondi au centime supérieur (0.012 euros devient 0.02!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6</text:p>
          </table:table-cell>
          <table:table-cell office:value-type="string" table:style-name="ce9">
            <text:p>avec pour séparateur le poin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7</text:p>
          </table:table-cell>
          <table:table-cell office:value-type="string" table:style-name="ce9">
            <text:p>n'utilisez pas le symbole euros d'excel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7">
            <text:p>3: frais de port</text:p>
          </table:table-cell>
          <table:table-cell table:number-columns-repeated="3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1</text:p>
          </table:table-cell>
          <table:table-cell office:value-type="string" table:style-name="ce9">
            <text:p>ajoutez une ligne pour les frais de por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2</text:p>
          </table:table-cell>
          <table:table-cell office:value-type="string" table:style-name="ce9">
            <text:p>dont la désignation est "frais de port"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3</text:p>
          </table:table-cell>
          <table:table-cell office:value-type="string" table:style-name="ce9">
            <text:p>pas de frais de port à mettre pour RS ou Farnell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4</text:p>
          </table:table-cell>
          <table:table-cell office:value-type="string" table:style-name="ce9">
            <text:p>Renseignez vous pour connaître les frais de por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: conseils complémentaires</text:p>
          </table:table-cell>
          <table:table-cell table:number-columns-repeated="3" table:style-name="ce3"/>
          <table:table-cell table:style-name="ce10"/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1</text:p>
          </table:table-cell>
          <table:table-cell office:value-type="string" table:style-name="ce9">
            <text:p>Ne modifier que les 4 champs en roug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2</text:p>
          </table:table-cell>
          <table:table-cell office:value-type="string" table:style-name="ce9">
            <text:p>Ne pas modifier le document sinon cela n'a plus aucun intérêt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3</text:p>
          </table:table-cell>
          <table:table-cell office:value-type="string" table:style-name="ce10">
            <text:p>Mettez les références dans le même ordre que celui de la command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4</text:p>
          </table:table-cell>
          <table:table-cell office:value-type="string" table:style-name="ce9">
            <text:p>Vérifier bien sur les sites les références et les prix!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5</text:p>
          </table:table-cell>
          <table:table-cell office:value-type="string" table:style-name="ce9">
            <text:p>N'oubliez pas les frais de port!: ajoutez une ligne pour les mentionn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: sauvegardez le fichier au format xls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18" table:style-name="ro1">
          <table:table-cell table:number-columns-repeated="16384"/>
        </table:table-row>
      </table:table>
      <table:table table:name="Feuil1" table:style-name="ta2">
        <table:table-column table:style-name="co13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dc:description/>
    <dc:subject/>
    <meta:initial-creator>CRI</meta:initial-creator>
    <dc:creator>Justine WOELFFEL</dc:creator>
    <meta:creation-date>2012-04-13T09:15:26Z</meta:creation-date>
    <dc:date>2026-03-12T10:33:16Z</dc:date>
    <meta:editing-cycles>22</meta:editing-cycles>
  </office:meta>
</office:document-meta>
</file>